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9211e" loext:opacity="100%" fo:font-weight="bold" officeooo:paragraph-rsid="001dcd12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officeooo:rsid="001dcd12" officeooo:paragraph-rsid="001dcd12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>
      <style:text-properties fo:color="#c9211e" loext:opacity="100%" fo:font-weight="bold" officeooo:rsid="001dcd12" officeooo:paragraph-rsid="001dcd12" style:font-weight-asian="bold" style:font-weight-complex="bold"/>
    </style:style>
    <style:style style:name="P8" style:family="paragraph" style:parent-style-name="Text_20_body">
      <style:text-properties fo:color="#c9211e" loext:opacity="100%" fo:font-weight="bold" officeooo:rsid="0020790a" officeooo:paragraph-rsid="0020790a" style:font-weight-asian="bold" style:font-weight-complex="bold"/>
    </style:style>
    <style:style style:name="P9" style:family="paragraph" style:parent-style-name="Text_20_body">
      <style:text-properties fo:color="#c9211e" loext:opacity="100%" fo:font-weight="bold" style:font-weight-asian="bold" style:font-weight-complex="bold"/>
    </style:style>
    <style:style style:name="P10" style:family="paragraph" style:parent-style-name="Text_20_body">
      <style:text-properties officeooo:rsid="0020790a" officeooo:paragraph-rsid="0020790a"/>
    </style:style>
    <style:style style:name="P11" style:family="paragraph" style:parent-style-name="Text_20_body">
      <style:text-properties officeooo:paragraph-rsid="0020790a"/>
    </style:style>
    <style:style style:name="P12" style:family="paragraph" style:parent-style-name="Text_20_body" style:list-style-name="L6">
      <style:text-properties officeooo:paragraph-rsid="0020790a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T1" style:family="text">
      <style:text-properties officeooo:rsid="001dcd12"/>
    </style:style>
    <style:style style:name="T2" style:family="text">
      <style:text-properties officeooo:rsid="0020790a"/>
    </style:style>
    <style:style style:name="T3" style:family="text">
      <style:text-properties fo:color="#c9211e" loext:opacity="100%" officeooo:rsid="0020790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loext:opacity="100%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4.c )</text:span></text:p>
      <text:p text:style-name="P1">What is the maximum permission a file can have, by default when it is just created?And what is that for directory?</text:p>
      <text:list xml:id="list2619152634" text:style-name="L1">
        <text:list-item>
          <text:p text:style-name="P2"><text:span text:style-name="Strong_20_Emphasis">Files:</text:span><text:line-break/>By default, a file can have a maximum permission of <text:span text:style-name="Source_20_Text">666</text:span> (<text:span text:style-name="Source_20_Text">rw-rw-rw-</text:span>), meaning read and write permissions for everyone. Execute permissions are not set for files by default because they are not executable unless explicitly made so.</text:p>
        </text:list-item>
      </text:list>
      <text:list xml:id="list2997781279" text:style-name="L2">
        <text:list-item>
          <text:p text:style-name="P3"><text:span text:style-name="Strong_20_Emphasis">Directories:</text:span><text:line-break/>By default, a directory can have a maximum permission of <text:span text:style-name="Source_20_Text">777</text:span> (<text:span text:style-name="Source_20_Text">rwxrwxrwx</text:span>), meaning read, write, and execute permissions for everyone. The execute permission is required for directory traversal.</text:p>
        </text:list-item>
      </text:list>
      <text:p text:style-name="P7">4.e) State who can access a this file if any with proof </text:p>
      <text:p text:style-name="Text_20_body"><text:span text:style-name="Strong_20_Emphasis">Access Control:</text:span></text:p>
      <text:list xml:id="list2736721749" text:style-name="L3">
        <text:list-item>
          <text:p text:style-name="P6">Files with no permissions cannot be read, written, or executed by anyone, including the owner.</text:p>
        </text:list-item>
        <text:list-item>
          <text:p text:style-name="P5">Directories with no permissions cannot be accessed or traversed by anyone, including the owner.</text:p>
        </text:list-item>
      </text:list>
      <text:p text:style-name="P4">Proof in screenshots</text:p>
      <text:p text:style-name="P8">5) Create a file with permission 444. Try to edit in it and to remove it? Note what</text:p>
      <text:p text:style-name="P8">happened.</text:p>
      <text:list xml:id="list2273062539" text:style-name="L6">
        <text:list-item>
          <text:p text:style-name="P12"><text:span text:style-name="Strong_20_Emphasis"><text:span text:style-name="T2">Editing:</text:span></text:span><text:span text:style-name="T2"><text:line-break/>You could not edit the file because it had read-only permissions (</text:span><text:span text:style-name="Source_20_Text"><text:span text:style-name="T2">444</text:span></text:span><text:span text:style-name="T2">), and no write permissions were granted to anyone.</text:span></text:p>
        </text:list-item>
        <text:list-item>
          <text:p text:style-name="P12"><text:span text:style-name="Strong_20_Emphasis">Removing:</text:span><text:line-break/>The file was successfully removed, as long as you had write permissions on the directory. The file's read-only status does not affect the ability to delete it.</text:p>
        </text:list-item>
      </text:list>
      <text:p text:style-name="P11"><text:span text:style-name="Strong_20_Emphasis"><text:span text:style-name="T3">6)What is the difference between the “x” permission for a file and for a directory?</text:span></text:span></text:p>
      <text:list xml:id="list2768386989" text:style-name="L7">
        <text:list-item>
          <text:p text:style-name="P14"><text:span text:style-name="Strong_20_Emphasis">For a File:</text:span></text:p>
          <text:list>
            <text:list-item>
              <text:p text:style-name="P14"><text:span text:style-name="Strong_20_Emphasis">"x"</text:span> means <text:span text:style-name="Strong_20_Emphasis">execute</text:span> the file (run it as a program or script).</text:p>
            </text:list-item>
          </text:list>
        </text:list-item>
        <text:list-item>
          <text:p text:style-name="P14"><text:span text:style-name="Strong_20_Emphasis">For a Directory:</text:span></text:p>
          <text:list>
            <text:list-item>
              <text:p text:style-name="P13"><text:span text:style-name="Strong_20_Emphasis">"x"</text:span> means <text:span text:style-name="Strong_20_Emphasis">enter</text:span> or <text:span text:style-name="Strong_20_Emphasis">traverse</text:span> the directory. Without it, you cannot access the directory's contents, even if you have <text:span text:style-name="Strong_20_Emphasis">read</text:span> permissions on it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9"><text:soft-page-break/>List the permission passwd command has and explain why it has S</text:p>
      <text:p text:style-name="P9"><text:span text:style-name="T5">The </text:span><text:span text:style-name="Source_20_Text"><text:span text:style-name="T5">passwd</text:span></text:span><text:span text:style-name="T5"> command has the permission </text:span><text:span text:style-name="Source_20_Text"><text:span text:style-name="T5">-rwsr-xr-x</text:span></text:span><text:span text:style-name="T5">, where:</text:span></text:p>
      <text:list xml:id="list1247317523" text:style-name="L8">
        <text:list-item>
          <text:p text:style-name="P16"><text:span text:style-name="Strong_20_Emphasis"><text:span text:style-name="Source_20_Text">rws</text:span></text:span>: The owner (root) has <text:span text:style-name="Strong_20_Emphasis">read</text:span>, <text:span text:style-name="Strong_20_Emphasis">write</text:span>, and <text:span text:style-name="Strong_20_Emphasis">setuid (s)</text:span> permissions. The <text:span text:style-name="Source_20_Text">s</text:span> means the command runs with the owner's (root's) privileges, allowing non-root users to change their passwords.</text:p>
        </text:list-item>
        <text:list-item>
          <text:p text:style-name="P15"><text:span text:style-name="Strong_20_Emphasis"><text:span text:style-name="Source_20_Text">r-x</text:span></text:span>: Group and others have <text:span text:style-name="Strong_20_Emphasis">read</text:span> and <text:span text:style-name="Strong_20_Emphasis">execute</text:span> permissions.</text:p>
        </text:list-item>
      </text:list>
      <text:p text:style-name="Text_20_body">The <text:span text:style-name="Strong_20_Emphasis">setuid (</text:span><text:span text:style-name="Strong_20_Emphasis"><text:span text:style-name="Source_20_Text">s</text:span></text:span><text:span text:style-name="Strong_20_Emphasis">)</text:span> bit allows users to execute the command with the permissions of the file's owner (root), necessary for modifying system files like <text:span text:style-name="Source_20_Text">/etc/shadow</text:span>.</text:p>
      <text:p text:style-name="P9"/>
      <text:p text:style-name="P1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22:46:31.916187505</meta:creation-date>
    <meta:editing-duration>PT24S</meta:editing-duration>
    <meta:editing-cycles>2</meta:editing-cycles>
    <meta:generator>LibreOffice/7.3.7.2$Linux_X86_64 LibreOffice_project/30$Build-2</meta:generator>
    <dc:date>2024-12-30T02:07:17.899291939</dc:date>
    <meta:document-statistic meta:table-count="0" meta:image-count="0" meta:object-count="0" meta:page-count="2" meta:paragraph-count="23" meta:word-count="355" meta:character-count="2067" meta:non-whitespace-character-count="1746"/>
  </office:meta>
</office:document-meta>
</file>